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811cm"/>
    </style:style>
    <style:style style:name="gr6" style:family="graphic" style:parent-style-name="standard">
      <style:graphic-properties draw:stroke="dash" draw:stroke-dash="Fine_20_Dashed" svg:stroke-width="0.152cm" svg:stroke-color="#00ff00" draw:marker-start-width="0.432cm" draw:marker-end-width="0.432cm" draw:opacity="0%" draw:textarea-horizontal-align="justify" draw:textarea-vertical-align="middle" draw:auto-grow-height="false" fo:padding-top="0.201cm" fo:padding-bottom="0.201cm" fo:padding-left="0.326cm" fo:padding-right="0.326cm" draw:shadow-opacity="0%"/>
    </style:style>
    <style:style style:name="gr7" style:family="graphic" style:parent-style-name="standard">
      <style:graphic-properties draw:stroke="none" svg:stroke-color="#000000" draw:fill="none" draw:fill-color="#ffffff" fo:min-height="0.8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cm" svg:height="2.758cm" svg:x="1cm" svg:y="1cm">
          <text:p text:style-name="P1">Video de Entrada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cm" svg:height="2.758cm" svg:x="1cm" svg:y="5.242cm">
          <text:p text:style-name="P1">Estimador</text:p>
          <text:p text:style-name="P1">de Movimento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5cm" svg:height="2.758cm" svg:x="7cm" svg:y="5.242cm">
          <text:p text:style-name="P1">Compensação</text:p>
          <text:p text:style-name="P1">De Movimento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cm" svg:height="2.758cm" svg:x="13cm" svg:y="1cm">
          <text:p text:style-name="P1">Transformada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cm" svg:height="2.758cm" svg:x="19cm" svg:y="1cm">
          <text:p text:style-name="P1">Quantização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5cm" svg:height="2.758cm" svg:x="25cm" svg:y="1cm">
          <text:p text:style-name="P1">Codificação</text:p>
          <text:p text:style-name="P1">Entropica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.5cm" svg:y1="3.758cm" svg:x2="3.5cm" svg:y2="5.242cm" draw:start-shape="id1" draw:start-glue-point="2" draw:end-shape="id2" draw:end-glue-point="0" svg:d="m3500 3758v1484" svg:viewBox="0 0 1 1485">
          <text:p/>
        </draw:connector>
        <draw:connector draw:style-name="gr3" draw:text-style-name="P1" draw:layer="layout" draw:type="line" svg:x1="18cm" svg:y1="2.379cm" svg:x2="19cm" svg:y2="2.379cm" draw:start-shape="id3" draw:start-glue-point="1" draw:end-shape="id4" draw:end-glue-point="3" svg:d="m18000 2379h1000" svg:viewBox="0 0 1001 1">
          <text:p/>
        </draw:connector>
        <draw:custom-shape draw:style-name="gr2" draw:text-style-name="P1" xml:id="id5" draw:id="id5" draw:layer="layout" svg:width="5cm" svg:height="2.758cm" svg:x="19cm" svg:y="5.242cm">
          <text:p text:style-name="P1">Quantização</text:p>
          <text:p text:style-name="P1">Inversa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5cm" svg:height="2.757cm" svg:x="19cm" svg:y="9.591cm">
          <text:p text:style-name="P1">Transformada</text:p>
          <text:p text:style-name="P1">Invers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21.5cm" svg:y1="8cm" svg:x2="21.5cm" svg:y2="9.591cm" draw:start-shape="id5" draw:start-glue-point="2" draw:end-shape="id6" svg:d="m21500 8000v1591" svg:viewBox="0 0 1 1592">
          <text:p/>
        </draw:connector>
        <draw:connector draw:style-name="gr3" draw:text-style-name="P1" draw:layer="layout" draw:type="line" svg:x1="21.5cm" svg:y1="3.758cm" svg:x2="21.5cm" svg:y2="5.242cm" draw:start-shape="id4" draw:start-glue-point="2" draw:end-shape="id5" draw:end-glue-point="0" svg:d="m21500 3758v1484" svg:viewBox="0 0 1 1485">
          <text:p/>
        </draw:connector>
        <draw:connector draw:style-name="gr3" draw:text-style-name="P1" draw:layer="layout" draw:type="line" svg:x1="24cm" svg:y1="2.379cm" svg:x2="25cm" svg:y2="2.379cm" draw:start-shape="id4" draw:start-glue-point="1" draw:end-shape="id7" draw:end-glue-point="3" svg:d="m24000 2379h1000" svg:viewBox="0 0 1001 1">
          <text:p/>
        </draw:connector>
        <draw:connector draw:style-name="gr3" draw:text-style-name="P1" draw:layer="layout" svg:x1="3.5cm" svg:y1="8cm" svg:x2="27.5cm" svg:y2="3.758cm" draw:start-shape="id2" draw:start-glue-point="2" draw:end-shape="id7" svg:d="m3500 8000v501h24000v-4743" svg:viewBox="0 0 24001 4744">
          <text:p/>
        </draw:connector>
        <draw:custom-shape draw:style-name="gr4" draw:text-style-name="P1" xml:id="id8" draw:id="id8" draw:layer="layout" svg:width="1.2cm" svg:height="1.273cm" svg:x="8.9cm" svg:y="1.742cm"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cm" svg:y1="2.379cm" svg:x2="8.9cm" svg:y2="2.379cm" draw:start-shape="id1" draw:start-glue-point="1" draw:end-shape="id8" draw:end-glue-point="6" svg:d="m6000 2379h2900" svg:viewBox="0 0 2901 1">
          <text:p/>
        </draw:connector>
        <draw:connector draw:style-name="gr3" draw:text-style-name="P1" draw:layer="layout" svg:x1="10.1cm" svg:y1="2.379cm" svg:x2="13cm" svg:y2="2.379cm" draw:start-shape="id8" draw:start-glue-point="10" draw:end-shape="id3" draw:end-glue-point="3" svg:d="m10100 2379h2900" svg:viewBox="0 0 2901 1">
          <text:p/>
        </draw:connector>
        <draw:connector draw:style-name="gr3" draw:text-style-name="P1" draw:layer="layout" svg:x1="9.5cm" svg:y1="5.242cm" svg:x2="9.5cm" svg:y2="3.015cm" draw:start-shape="id9" draw:start-glue-point="0" draw:end-shape="id8" draw:end-glue-point="8" svg:d="m9500 5242v-2227" svg:viewBox="0 0 1 2228">
          <text:p/>
        </draw:connector>
        <draw:custom-shape draw:style-name="gr2" draw:text-style-name="P1" xml:id="id11" draw:id="id11" draw:layer="layout" svg:width="3.8cm" svg:height="2.757cm" svg:x="7cm" svg:y="9.591cm">
          <text:p text:style-name="P1">Frame</text:p>
          <text:p text:style-name="P1">Buff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2.4cm" svg:y1="10.969cm" svg:x2="10.8cm" svg:y2="10.969cm" draw:start-shape="id10" draw:start-glue-point="3" draw:end-shape="id11" draw:end-glue-point="1" svg:d="m12400 10969h-1600" svg:viewBox="0 0 1601 1">
          <text:p/>
        </draw:connector>
        <draw:connector draw:style-name="gr3" draw:text-style-name="P1" draw:layer="layout" svg:x1="8.9cm" svg:y1="9.591cm" svg:x2="9.5cm" svg:y2="8cm" draw:start-shape="id11" draw:end-shape="id9" draw:end-glue-point="2" svg:d="m8900 9591v-796h600v-795" svg:viewBox="0 0 601 1592">
          <text:p/>
        </draw:connector>
        <draw:frame draw:style-name="gr5" draw:text-style-name="P1" draw:layer="layout" svg:width="12.7cm" svg:height="1.061cm" svg:x="10.6cm" svg:y="13.939cm">
          <draw:text-box>
            <text:p text:style-name="P1">Vetores de Movimento</text:p>
          </draw:text-box>
        </draw:frame>
        <draw:custom-shape draw:style-name="gr6" draw:text-style-name="P1" draw:layer="layout" svg:width="17.9cm" svg:height="9.757cm" svg:x="6.8cm" svg:y="4.076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7.4cm" svg:height="1.06cm" svg:x="17.5cm" svg:y="12.879cm">
          <draw:text-box>
            <text:p text:style-name="P1"><text:s/>Decodificador Interno</text:p>
          </draw:text-box>
        </draw:frame>
        <draw:custom-shape draw:style-name="gr1" draw:text-style-name="P1" xml:id="id12" draw:id="id12" draw:layer="layout" svg:width="5cm" svg:height="2.758cm" svg:x="31cm" svg:y="1cm">
          <text:p text:style-name="P1">Bitstream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0cm" svg:y1="2.379cm" svg:x2="31cm" svg:y2="2.379cm" draw:start-shape="id7" draw:start-glue-point="1" draw:end-shape="id12" draw:end-glue-point="3" svg:d="m30000 2379h1000" svg:viewBox="0 0 1001 1">
          <text:p/>
        </draw:connector>
        <draw:custom-shape draw:style-name="gr2" draw:text-style-name="P1" xml:id="id10" draw:id="id10" draw:layer="layout" svg:width="3.5cm" svg:height="2.757cm" svg:x="12.4cm" svg:y="9.591cm">
          <text:p text:style-name="P1">Filtro</text:p>
          <text:p text:style-name="P1">deblocking</text:p>
          <draw:enhanced-geometry svg:viewBox="0 0 21600 21600" draw:type="rectangle" draw:enhanced-path="M 0 0 L 21600 0 21600 21600 0 21600 0 0 Z N"/>
        </draw:custom-shape>
        <draw:custom-shape draw:style-name="gr4" draw:text-style-name="P1" xml:id="id13" draw:id="id13" draw:layer="layout" svg:width="1.2cm" svg:height="1.273cm" svg:x="16.8cm" svg:y="10.33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cm" svg:y1="10.969cm" svg:x2="18cm" svg:y2="10.97cm" draw:start-shape="id6" draw:start-glue-point="3" draw:end-shape="id13" draw:end-glue-point="10" svg:d="m19000 10969h-499v1h-501" svg:viewBox="0 0 1001 2">
          <text:p/>
        </draw:connector>
        <draw:connector draw:style-name="gr3" draw:text-style-name="P1" draw:layer="layout" svg:x1="12cm" svg:y1="6.621cm" svg:x2="17.4cm" svg:y2="10.333cm" draw:start-shape="id9" draw:start-glue-point="1" draw:end-shape="id13" draw:end-glue-point="4" svg:d="m12000 6621h5400v3712" svg:viewBox="0 0 5401 3713">
          <text:p/>
        </draw:connector>
        <draw:connector draw:style-name="gr3" draw:text-style-name="P1" draw:layer="layout" svg:x1="16.8cm" svg:y1="10.97cm" svg:x2="15.9cm" svg:y2="10.969cm" draw:start-shape="id13" draw:start-glue-point="6" draw:end-shape="id10" draw:end-glue-point="1" svg:d="m16800 10970h-450v-1h-450" svg:viewBox="0 0 901 2">
          <text:p/>
        </draw:connector>
        <draw:connector draw:style-name="gr3" draw:text-style-name="P1" draw:layer="layout" svg:x1="6cm" svg:y1="6.621cm" svg:x2="7cm" svg:y2="6.621cm" draw:start-shape="id2" draw:start-glue-point="1" draw:end-shape="id9" draw:end-glue-point="3" svg:d="m6000 6621h1000" svg:viewBox="0 0 10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7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18T19:37:05</meta:creation-date>
    <dc:date>2014-10-19T22:37:15</dc:date>
    <meta:editing-duration>PT10H36M47S</meta:editing-duration>
    <meta:editing-cycles>7</meta:editing-cycles>
    <meta:generator>LibreOffice/3.5$Linux_X86_64 LibreOffice_project/350m1$Build-2</meta:generator>
    <meta:document-statistic meta:object-count="32"/>
  </office:meta>
</office:document-meta>
</file>